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start" fo:text-indent="0in"/>
      <style:text-properties style:font-name="Times New Roman" fo:font-size="12pt" style:font-size-asian="12pt" style:font-size-complex="12pt" fo:language="en" fo:country="US"/>
    </style:style>
    <style:style style:name="P2" style:parent-style-name="Standard" style:family="paragraph">
      <style:paragraph-properties fo:text-align="start" fo:text-indent="0in"/>
      <style:text-properties style:font-name="Times New Roman" fo:font-size="12pt" style:font-size-asian="12pt" style:font-size-complex="12pt" fo:language="en" fo:country="US"/>
    </style:style>
    <style:style style:name="P3" style:parent-style-name="Standard" style:family="paragraph">
      <style:paragraph-properties fo:text-align="start" fo:text-indent="0in"/>
      <style:text-properties style:font-name="Times New Roman" fo:font-size="12pt" style:font-size-asian="12pt" style:font-size-complex="12pt" fo:language="en" fo:country="US"/>
    </style:style>
    <style:style style:name="P4" style:parent-style-name="Standard" style:family="paragraph">
      <style:paragraph-properties fo:text-align="start" fo:text-indent="0in"/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P5" style:parent-style-name="Standard" style:family="paragraph">
      <style:paragraph-properties fo:text-align="start" fo:text-indent="0in"/>
    </style:style>
    <style:style style:name="T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1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1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3" style:parent-style-name="DefaultParagraphFont" style:family="text">
      <style:text-properties style:font-name="Times New Roman" fo:font-size="12pt" style:font-size-asian="12pt" style:font-size-complex="12pt" fo:background-color="#FF00FF" fo:language="en" fo:country="US"/>
    </style:style>
    <style:style style:name="T1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6" style:parent-style-name="CommentText" style:family="paragraph">
      <style:paragraph-properties fo:text-align="start" fo:text-indent="0in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1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0" style:parent-style-name="CommentText" style:family="paragraph">
      <style:paragraph-properties fo:text-align="start" fo:text-indent="0in"/>
    </style:style>
    <style:style style:name="T21" style:parent-style-name="CommentReference" style:family="text">
      <style:text-properties style:font-name="Times New Roman" fo:font-size="12pt" style:font-size-asian="12pt" style:font-size-complex="12pt"/>
    </style:style>
    <style:style style:name="T2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3" style:parent-style-name="Standard" style:family="paragraph">
      <style:paragraph-properties fo:text-align="start" fo:text-indent="0in"/>
    </style:style>
    <style:style style:name="T2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26" style:parent-style-name="CommentText" style:family="paragraph">
      <style:paragraph-properties fo:text-align="start" fo:text-indent="0in"/>
    </style:style>
    <style:style style:name="T27" style:parent-style-name="CommentReference" style:family="text">
      <style:text-properties style:font-name="Times New Roman" fo:font-size="12pt" style:font-size-asian="12pt" style:font-size-complex="12pt"/>
    </style:style>
    <style:style style:name="T2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29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3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32" style:parent-style-name="CommentText" style:family="paragraph">
      <style:paragraph-properties fo:text-align="start" fo:text-indent="0in"/>
    </style:style>
    <style:style style:name="P33" style:parent-style-name="CommentText" style:family="paragraph">
      <style:paragraph-properties fo:text-align="start" fo:text-indent="0in"/>
    </style:style>
    <style:style style:name="P34" style:parent-style-name="CommentText" style:family="paragraph">
      <style:paragraph-properties fo:text-align="start" fo:text-indent="0in"/>
    </style:style>
    <style:style style:name="T35" style:parent-style-name="CommentReference" style:family="text">
      <style:text-properties style:font-name="Times New Roman" fo:font-size="12pt" style:font-size-asian="12pt" style:font-size-complex="12pt"/>
    </style:style>
    <style:style style:name="T36" style:parent-style-name="CommentReference" style:family="text">
      <style:text-properties style:font-name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38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3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0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4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2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4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44" style:parent-style-name="Standard" style:family="paragraph">
      <style:paragraph-properties fo:text-align="start" fo:text-indent="0in"/>
    </style:style>
    <style:style style:name="T4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6" style:parent-style-name="DefaultParagraphFont" style:family="text">
      <style:text-properties style:font-name="Times New Roman" fo:font-size="12pt" style:font-size-asian="12pt" style:font-size-complex="12pt" fo:background-color="#FF00FF" fo:language="en" fo:country="US"/>
    </style:style>
    <style:style style:name="T4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4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49" style:parent-style-name="CommentText" style:family="paragraph">
      <style:paragraph-properties fo:text-align="start" fo:text-indent="0in"/>
    </style:style>
    <style:style style:name="P50" style:parent-style-name="CommentText" style:family="paragraph">
      <style:paragraph-properties fo:text-align="start" fo:text-indent="0in"/>
    </style:style>
    <style:style style:name="P51" style:parent-style-name="CommentText" style:family="paragraph">
      <style:paragraph-properties fo:text-align="start" fo:text-indent="0in"/>
    </style:style>
    <style:style style:name="P52" style:parent-style-name="CommentText" style:family="paragraph">
      <style:paragraph-properties fo:text-align="start" fo:text-indent="0in"/>
    </style:style>
    <style:style style:name="P53" style:parent-style-name="CommentText" style:family="paragraph">
      <style:paragraph-properties fo:text-align="start" fo:text-indent="0in"/>
    </style:style>
    <style:style style:name="P54" style:parent-style-name="CommentText" style:family="paragraph">
      <style:paragraph-properties fo:text-align="start" fo:text-indent="0in"/>
    </style:style>
    <style:style style:name="P55" style:parent-style-name="CommentText" style:family="paragraph">
      <style:paragraph-properties fo:text-align="start" fo:text-indent="0in"/>
    </style:style>
    <style:style style:name="T56" style:parent-style-name="CommentReference" style:family="text">
      <style:text-properties style:font-name="Times New Roman" fo:font-size="12pt" style:font-size-asian="12pt" style:font-size-complex="12pt"/>
    </style:style>
    <style:style style:name="T57" style:parent-style-name="CommentReference" style:family="text">
      <style:text-properties style:font-name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59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6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1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6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63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64" style:parent-style-name="CommentText" style:family="paragraph">
      <style:paragraph-properties fo:text-align="start" fo:text-indent="0in"/>
    </style:style>
    <style:style style:name="P65" style:parent-style-name="CommentText" style:family="paragraph">
      <style:paragraph-properties fo:text-align="start" fo:text-indent="0in"/>
    </style:style>
    <style:style style:name="P66" style:parent-style-name="CommentText" style:family="paragraph">
      <style:paragraph-properties fo:text-align="start" fo:text-indent="0in"/>
    </style:style>
    <style:style style:name="P67" style:parent-style-name="CommentText" style:family="paragraph">
      <style:paragraph-properties fo:text-align="start" fo:text-indent="0in"/>
    </style:style>
    <style:style style:name="P68" style:parent-style-name="CommentText" style:family="paragraph">
      <style:paragraph-properties fo:text-align="start" fo:text-indent="0in"/>
    </style:style>
    <style:style style:name="P69" style:parent-style-name="CommentText" style:family="paragraph">
      <style:paragraph-properties fo:text-align="start" fo:text-indent="0in"/>
    </style:style>
    <style:style style:name="P70" style:parent-style-name="CommentText" style:family="paragraph">
      <style:paragraph-properties fo:text-align="start" fo:text-indent="0in"/>
    </style:style>
    <style:style style:name="P71" style:parent-style-name="CommentText" style:family="paragraph">
      <style:paragraph-properties fo:text-align="start" fo:text-indent="0in"/>
    </style:style>
    <style:style style:name="P72" style:parent-style-name="CommentText" style:family="paragraph">
      <style:paragraph-properties fo:text-align="start" fo:text-indent="0in"/>
    </style:style>
    <style:style style:name="T73" style:parent-style-name="CommentReference" style:family="text">
      <style:text-properties style:font-name="Times New Roman" fo:font-size="12pt" style:font-size-asian="12pt" style:font-size-complex="12pt"/>
    </style:style>
    <style:style style:name="T74" style:parent-style-name="CommentReference" style:family="text">
      <style:text-properties style:font-name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76" style:parent-style-name="Standard" style:family="paragraph">
      <style:paragraph-properties fo:text-align="start" fo:text-indent="0in"/>
      <style:text-properties style:font-name="Times New Roman" fo:font-weight="bold" style:font-weight-asian="bold" style:font-weight-complex="bold" fo:font-size="12pt" style:font-size-asian="12pt" style:font-size-complex="12pt" fo:language="en" fo:country="US"/>
    </style:style>
    <style:style style:name="P77" style:parent-style-name="Standard" style:family="paragraph">
      <style:paragraph-properties fo:text-align="start" fo:text-indent="0in"/>
    </style:style>
    <style:style style:name="T7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79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8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1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8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83" style:parent-style-name="Standard" style:family="paragraph">
      <style:paragraph-properties fo:text-align="start" fo:text-indent="0in"/>
      <style:text-properties style:font-name="Times New Roman" fo:font-size="12pt" style:font-size-asian="12pt" style:font-size-complex="12pt" fo:language="en" fo:country="US"/>
    </style:style>
    <style:style style:name="P84" style:parent-style-name="Standard" style:family="paragraph">
      <style:paragraph-properties fo:text-align="start" fo:text-indent="0in"/>
    </style:style>
    <style:style style:name="T85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6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87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88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89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0" style:parent-style-name="DefaultParagraphFont" style:family="text">
      <style:text-properties style:font-name="Times New Roman" fo:font-size="12pt" style:font-size-asian="12pt" style:font-size-complex="12pt" fo:background-color="#FF00FF" fo:language="en" fo:country="US"/>
    </style:style>
    <style:style style:name="T91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2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3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94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5" style:parent-style-name="DefaultParagraphFont" style:family="text">
      <style:text-properties style:font-name="Times New Roman" fo:font-size="12pt" style:font-size-asian="12pt" style:font-size-complex="12pt" fo:background-color="#00FF00" fo:language="en" fo:country="US"/>
    </style:style>
    <style:style style:name="T96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7" style:parent-style-name="DefaultParagraphFont" style:family="text">
      <style:text-properties style:font-name="Times New Roman" fo:font-size="12pt" style:font-size-asian="12pt" style:font-size-complex="12pt" fo:background-color="#FFFF00" fo:language="en" fo:country="US"/>
    </style:style>
    <style:style style:name="T98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T99" style:parent-style-name="DefaultParagraphFont" style:family="text">
      <style:text-properties style:font-name="Times New Roman" fo:font-size="12pt" style:font-size-asian="12pt" style:font-size-complex="12pt" fo:background-color="#00FFFF" fo:language="en" fo:country="US"/>
    </style:style>
    <style:style style:name="T100" style:parent-style-name="DefaultParagraphFont" style:family="text">
      <style:text-properties style:font-name="Times New Roman" fo:font-size="12pt" style:font-size-asian="12pt" style:font-size-complex="12pt" fo:language="en" fo:country="US"/>
    </style:style>
    <style:style style:name="P101" style:parent-style-name="Normal" style:family="paragraph">
      <style:text-properties fo:language="en" fo:country="US"/>
    </style:style>
  </office:automatic-styles>
  <office:body>
    <office:text text:use-soft-page-breaks="true">
      <text:p text:style-name="P1"/>
      <text:p text:style-name="P2"/>
      <text:p text:style-name="P3"/>
      <text:p text:style-name="P4">Frequency bands</text:p>
      <text:p text:style-name="P5"><text:span text:style-name="T6">1–4 Hz (</text:span><text:span text:style-name="T7">delta</text:span><text:span text:style-name="T8">), 4–8 Hz (</text:span><text:span text:style-name="T9">theta</text:span><text:span text:style-name="T10">), 8–13 Hz (</text:span><text:span text:style-name="T11">alpha</text:span><text:span text:style-name="T12">), 13–30 Hz (</text:span><text:span text:style-name="T13">beta</text:span><text:span text:style-name="T14">), and &gt;30 Hz (gamma) (Babiloni et al., 2011; Babiloni et al., 2016).<text:s/></text:span><text:span text:style-name="T15"><office:annotation office:name="0" xml:id="1448765292"><dc:creator>Janka Hauffe</dc:creator><dc:date>2025-02-12T15:07:00</dc:date><meta:creator-initials>JH</meta:creator-initials><text:p text:style-name="P16"><text:span text:style-name="T17">Any EEG frequency band conveys particular physiological information on brain functional activity in wake<text:s/></text:span></text:p></office:annotation>Each of these frequencies conveys peculiar physiological information on brain functional state during<text:s/></text:span><text:span text:style-name="CommentReference"><office:annotation-end office:name="0"/></text:span><text:span text:style-name="T18">sleep and wake periods (Babiloni et al., 2011;<text:s/></text:span><text:span text:style-name="T19"><office:annotation office:name="1" xml:id="380148369"><dc:creator>Janka Hauffe</dc:creator><dc:date>2025-02-11T12:21:00</dc:date><meta:creator-initials>JH</meta:creator-initials><text:p text:style-name="P20">From Babiloni et al., 2016</text:p></office:annotation>Nunez et al., 1999</text:span><text:span text:style-name="T21"><office:annotation-end office:name="1"/></text:span><text:span text:style-name="T22">).</text:span></text:p>
      <text:p text:style-name="P23"><text:span text:style-name="T24">A certain consensus is reached on the following physiological model (</text:span><text:span text:style-name="T25"><office:annotation office:name="2" xml:id="140583771"><dc:creator>Janka Hauffe</dc:creator><dc:date>2025-02-11T12:44:00</dc:date><meta:creator-initials>JH</meta:creator-initials><text:p text:style-name="P26">Don‘t need citation here</text:p></office:annotation>Babiloni et al., 2011).<text:s/></text:span><text:span text:style-name="T27"><office:annotation-end office:name="2"/></text:span><text:span text:style-name="T28">During slow-wave sleep, corticofugal slow oscillations (&lt;1 Hz) are effective in grouping thalamic-generated<text:s/></text:span><text:span text:style-name="T29">delta</text:span><text:span text:style-name="T30"><text:s/>rhythms (1–4 Hz) and spindling activity (7–14 Hz) [</text:span><text:span text:style-name="T31"><office:annotation office:name="3" xml:id="119193876"><dc:creator>Janka Hauffe</dc:creator><dc:date>2025-01-30T13:44:00</dc:date><meta:creator-initials>JH</meta:creator-initials><text:p text:style-name="P32">14] Steriade M (2003) The corticothalamic system in sleep.</text:p><text:p text:style-name="P33">Front Biosci 8, d878-d899</text:p></office:annotation><office:annotation office:name="4" xml:id="1244693197"><dc:creator>Janka Hauffe</dc:creator><dc:date>2025-02-11T12:44:00</dc:date><meta:creator-initials>JH</meta:creator-initials><text:p text:style-name="P34">From Babiloni et al., 2011</text:p></office:annotation>14</text:span><text:span text:style-name="T35"><office:annotation-end office:name="3"/></text:span><text:span text:style-name="T36"><office:annotation-end office:name="4"/></text:span><text:span text:style-name="T37">]. In this condition,<text:s/></text:span><text:span text:style-name="T38">delta</text:span><text:span text:style-name="T39"><text:s/>rhythms would dominate EEG oscillations, while<text:s/></text:span><text:span text:style-name="T40">alpha</text:span><text:span text:style-name="T41"><text:s/>rhythms (about 8–12 Hz) would be suppressed (Babiloni et al., 2011). In the case of endogenous or exogenous arousing stimuli, spindles, high- and low-frequency components of the<text:s/></text:span><text:span text:style-name="T42">delta</text:span><text:span text:style-name="T43"><text:s/>rhythms are blocked by the inhibition of reticulo-thalamic (7–14 Hz), thalamocortical (1–4 Hz), and intracortical (&lt;1 Hz) oscillators (Babiloni et al., 2011).</text:span></text:p>
      <text:p text:style-name="P44"><text:span text:style-name="T45">These rhythms are replaced by fast oscillations in the range of<text:s/></text:span><text:span text:style-name="T46">beta</text:span><text:span text:style-name="T47"><text:s/>(14–30 Hz) and gamma frequencies (&gt;30 Hz) [</text:span><text:span text:style-name="T48"><office:annotation office:name="5" xml:id="894275832"><dc:creator>Janka Hauffe</dc:creator><dc:date>2025-01-30T13:45:00</dc:date><meta:creator-initials>JH</meta:creator-initials><text:p text:style-name="P49">[14] Steriade M (2003) The corticothalamic system in sleep.</text:p><text:p text:style-name="P50">Front Biosci 8, d878-d899.</text:p><text:p text:style-name="P51">[15] Steriade M, Contreras D, Amzica F, Timofeev I (1996) Syn-</text:p><text:p text:style-name="P52">chronization of fast (30-40Hz) spontaneous oscillations in</text:p><text:p text:style-name="P53">intrathalamic and thalamocortical networks. J Neurosci 6,</text:p><text:p text:style-name="P54">2788-2808</text:p></office:annotation><office:annotation office:name="6" xml:id="548047157"><dc:creator>Janka Hauffe</dc:creator><dc:date>2025-02-11T12:45:00</dc:date><meta:creator-initials>JH</meta:creator-initials><text:p text:style-name="P55">From Babiloni et al., 2011</text:p></office:annotation>14, 15</text:span><text:span text:style-name="T56"><office:annotation-end office:name="5"/></text:span><text:span text:style-name="T57"><office:annotation-end office:name="6"/></text:span><text:span text:style-name="T58">]. In the wake resting state condition,<text:s/></text:span><text:span text:style-name="T59">alpha</text:span><text:span text:style-name="T60"><text:s/>rhythms would dominate the human EEG oscillatory activity, while<text:s/></text:span><text:span text:style-name="T61">delta</text:span><text:span text:style-name="T62"><text:s/>rhythms would be quite low in amplitude in physiological conditions [</text:span><text:span text:style-name="T63"><office:annotation office:name="7" xml:id="161404748"><dc:creator>Janka Hauffe</dc:creator><dc:date>2025-01-30T13:46:00</dc:date><meta:creator-initials>JH</meta:creator-initials><text:p text:style-name="P64">[16] Steriade M, Llinas RR (1988) The functional states of the</text:p><text:p text:style-name="P65">thalamus and the associated neuronal interplay. Physiol Rev</text:p><text:p text:style-name="P66">68, 649-742.</text:p><text:p text:style-name="P67">[17] Brunia CH (1999) Neural aspects of anticipatory behavior.</text:p><text:p text:style-name="P68">Acta Psychol (Amst) 101, 213-242.</text:p><text:p text:style-name="P69">[18] Pfurtscheller G, Lopes da Silva FH (1999) Event-related</text:p><text:p text:style-name="P70">EEG/MEG synchronization and desynchronization: basic</text:p><text:p text:style-name="P71">principles. Clin Neurophysiol 110, 1842-1857. Review</text:p></office:annotation><office:annotation office:name="8" xml:id="401689784"><dc:creator>Janka Hauffe</dc:creator><dc:date>2025-02-11T12:45:00</dc:date><meta:creator-initials>JH</meta:creator-initials><text:p text:style-name="P72">Babiloni et al., 2011</text:p></office:annotation>16–18</text:span><text:span text:style-name="T73"><office:annotation-end office:name="7"/></text:span><text:span text:style-name="T74"><office:annotation-end office:name="8"/></text:span><text:span text:style-name="T75">].</text:span></text:p>
      <text:p text:style-name="P76">Babiloni et al., 2016:</text:p>
      <text:p text:style-name="P77"><text:span text:style-name="T78">The background spontaneous oscillatory activity of brain neurons at about 10 Hz generates the dominant<text:s/></text:span><text:span text:style-name="T79">alpha</text:span><text:span text:style-name="T80"><text:s/>rhythm of restingstate EEG activity first described by Berger. In the classical studies by Jasper and Penfield (1949),<text:s/></text:span><text:span text:style-name="T81">alpha</text:span><text:span text:style-name="T82"><text:s/>rhythms ranging from about 8 to 12 Hz were recorded from nearly the entire upper cortical surface (including the frontal and prefrontal areas) in a large population of patients awake during surgery.</text:span></text:p>
      <text:p text:style-name="P83">In the condition of slow-wave sleep, cortico-fugal slow oscillations (b1 Hz) are effective</text:p>
      <text:p text:style-name="P84"><text:span text:style-name="T85">in grouping thalamic-generated<text:s/></text:span><text:span text:style-name="T86">delta</text:span><text:span text:style-name="T87"><text:s/>rhythms (1–4 Hz) and spindling activity (7–14 Hz) rhythms (Steriade, 2003). In the condition of brain arousal, spindles as well as high and low components of the<text:s/></text:span><text:span text:style-name="T88">delta</text:span><text:span text:style-name="T89"><text:s/>rhythms are blocked by the inhibition of oscillators within, respectively, reticulo-thalamic (7–14 Hz), thalamo-cortical (1–4 Hz), and intra-cortical (b1 Hz), neuronal circuits. These rhythms are replaced by fast (</text:span><text:span text:style-name="T90">beta</text:span><text:span text:style-name="T91"><text:s/>and gamma) cortical oscillations, which are mainly induced by forebrain (nucleus basalis) cholinergic inputs to hippocampus and cortex as well as by thalamo-cortical projections (Steriade, 2003; Steriade et<text:s/></text:span><text:soft-page-break/><text:span text:style-name="T92">al., 1996). In the condition of awake rest, low frequency (8–10.5 Hz)<text:s/></text:span><text:span text:style-name="T93">alpha</text:span><text:span text:style-name="T94"><text:s/>would be mainly related to subject's global attentional readiness (Klimesch, 1996; Klimesch et al., 1997, 1998; Rossini et al., 1991; Q13Steriade and Llinas, 1998). Noteworthy, there is consensus that<text:s/></text:span><text:span text:style-name="T95">alpha</text:span><text:span text:style-name="T96"><text:s/>rhythms represent the dominant resting oscillations of the adult, awake human brain (Rossini et al., 1991; Q14Steriade and Llinas, 1998; Klimesch, 1996; Klimesch, 1997, 1998), and have been linked to intelligence quotient, memory, and cognition (Klimesch, 1999). This background activity is desynchronized during sensory and cognitive-motor events (Q15Babiloni et al., 2005, Q16Babiloni et al., 2006a, 2006b, 2006c, 2006d, 2006e, 2008a, 2008b; Pfurtscheller and Lopes da Silva, 1999). Oscillations in other frequency bands, e.g.,<text:s/></text:span><text:span text:style-name="T97">delta</text:span><text:span text:style-name="T98"><text:s/>(1–4 Hz),<text:s/></text:span><text:span text:style-name="T99">theta</text:span><text:span text:style-name="T100"><text:s/>(4–7 Hz) and gamma bands (30–70 Hz) also exhibit complex patterns of power that are modulated by cognitive processes such as working memory and perceptual binding (Srinivasan et al., 2006).<text:s/></text:span></text:p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style:font-name-complex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style:font-name-complex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style:font-name="Calibri" style:font-name-asian="Calibri" style:font-name-complex="Times New Roman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 fo:text-indent="0.4923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style:vertical-align="baseline"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alibri" style:font-name-asian="Calibri" style:font-name-complex="Times New Roman" style:letter-kerning="true" fo:font-size="10pt" style:font-size-asian="10pt" style:font-size-complex="10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Standard" style:display-name="Standard" style:family="paragraph">
      <style:paragraph-properties style:vertical-align="baseline"/>
      <style:text-properties style:font-name="Calibri" style:font-name-asian="Calibri" style:font-name-complex="Times New Roman" style:letter-kerning="tru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2-12T06:50:00Z</meta:creation-date>
    <dc:date>2025-02-12T17:23:00Z</dc:date>
    <meta:template xlink:href="Normal.dotm" xlink:type="simple"/>
    <meta:editing-cycles>1</meta:editing-cycles>
    <meta:editing-duration>PT0S</meta:editing-duration>
    <meta:document-statistic meta:page-count="2" meta:paragraph-count="7" meta:word-count="483" meta:character-count="3525" meta:row-count="25" meta:non-whitespace-character-count="3049"/>
  </office:meta>
</office:document-meta>
</file>